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6f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imulating a Collatz-structured AI memory model</text:p>
      <text:p text:style-name="P1"/>
      <text:p text:style-name="P1">import networkx as nx</text:p>
      <text:p text:style-name="P1">import matplotlib.pyplot as plt</text:p>
      <text:p text:style-name="P1"/>
      <text:p text:style-name="P1"># Create a directed graph for Collatz-based AI knowledge organization</text:p>
      <text:p text:style-name="P1">G = nx.DiGraph()</text:p>
      <text:p text:style-name="P1"/>
      <text:p text:style-name="P1"># Define core AI knowledge as a stable base</text:p>
      <text:p text:style-name="P1">G.add_node("Core Intelligence")</text:p>
      <text:p text:style-name="P1"/>
      <text:p text:style-name="P1"># Define knowledge branches that refine recursively, mimicking Collatz structuring</text:p>
      <text:p text:style-name="P1">collatz_knowledge = {</text:p>
      <text:p text:style-name="P1"><text:s text:c="4"/>"Core Intelligence": ["Logic Layer 1", "Memory Optimization 1"],</text:p>
      <text:p text:style-name="P1"><text:s text:c="4"/>"Logic Layer 1": ["Recursive Thought Process", "Efficient Token Handling"],</text:p>
      <text:p text:style-name="P1"><text:s text:c="4"/>"Memory Optimization 1": ["Collatz-Harmonic Scaling", "Self-Refining Storage"],</text:p>
      <text:p text:style-name="P1"><text:s text:c="4"/>"Recursive Thought Process": ["Non-Linear Reasoning", "Adaptive Context Retention"],</text:p>
      <text:p text:style-name="P1"><text:s text:c="4"/>"Efficient Token Handling": ["Dynamic Memory Nodes", "Token Weight Redistribution"],</text:p>
      <text:p text:style-name="P1"><text:s text:c="4"/>"Collatz-Harmonic Scaling": ["Recursive Learning Patterns", "Energy-Efficient Processing"],</text:p>
      <text:p text:style-name="P1"><text:s text:c="4"/>"Self-Refining Storage": ["Knowledge Pruning", "Context-Based Retrieval"]</text:p>
      <text:p text:style-name="P1">}</text:p>
      <text:p text:style-name="P1"/>
      <text:p text:style-name="P1"># Add edges dynamically</text:p>
      <text:p text:style-name="P1">for parent, children in collatz_knowledge.items():</text:p>
      <text:p text:style-name="P1"><text:s text:c="4"/>for child in children:</text:p>
      <text:p text:style-name="P1"><text:s text:c="8"/>G.add_edge(parent, child)</text:p>
      <text:p text:style-name="P1"/>
      <text:p text:style-name="P1"># Plot the AI knowledge refinement structure</text:p>
      <text:p text:style-name="P1">plt.figure(figsize=(12, 7))</text:p>
      <text:p text:style-name="P1">pos = nx.spring_layout(G, seed=42) <text:s/># Position nodes dynamically</text:p>
      <text:p text:style-name="P1">nx.draw(G, pos, with_labels=True, node_size=3000, node_color="lightgreen", font_size=10, edge_color="gray")</text:p>
      <text:p text:style-name="P1">plt.title("Collatz-Based AI Self-Structuring Model")</text:p>
      <text:p text:style-name="P1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6:15:27.838628599</meta:creation-date>
    <dc:date>2025-02-01T16:16:30.457576146</dc:date>
    <meta:editing-duration>PT1M3S</meta:editing-duration>
    <meta:editing-cycles>1</meta:editing-cycles>
    <meta:document-statistic meta:table-count="0" meta:image-count="0" meta:object-count="0" meta:page-count="1" meta:paragraph-count="27" meta:word-count="151" meta:character-count="1378" meta:non-whitespace-character-count="1213"/>
    <meta:generator>LibreOffice/24.2.7.2$Linux_X86_64 LibreOffice_project/420$Build-2</meta:generator>
  </office:meta>
</office:document-meta>
</file>